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9a4" officeooo:paragraph-rsid="001949a4"/>
    </style:style>
    <style:style style:name="P2" style:family="paragraph" style:parent-style-name="Standard">
      <style:text-properties officeooo:paragraph-rsid="001949a4"/>
    </style:style>
    <style:style style:name="P3" style:family="paragraph" style:parent-style-name="Standard">
      <style:text-properties fo:color="#000000" officeooo:rsid="001949a4" officeooo:paragraph-rsid="001949a4"/>
    </style:style>
    <style:style style:name="P4" style:family="paragraph" style:parent-style-name="Standard">
      <style:text-properties fo:color="#000000" officeooo:rsid="001949a4" officeooo:paragraph-rsid="001b2346"/>
    </style:style>
    <style:style style:name="P5" style:family="paragraph" style:parent-style-name="Standard">
      <style:text-properties fo:color="#000000" officeooo:rsid="001949a4" officeooo:paragraph-rsid="001bf5ce"/>
    </style:style>
    <style:style style:name="P6" style:family="paragraph" style:parent-style-name="Text_20_body">
      <style:text-properties officeooo:rsid="001949a4" officeooo:paragraph-rsid="001949a4"/>
    </style:style>
    <style:style style:name="P7" style:family="paragraph" style:parent-style-name="Text_20_body">
      <style:text-properties fo:color="#ce181e" officeooo:rsid="001949a4" officeooo:paragraph-rsid="001949a4"/>
    </style:style>
    <style:style style:name="P8" style:family="paragraph" style:parent-style-name="Text_20_body">
      <style:text-properties fo:color="#000000" officeooo:rsid="001949a4" officeooo:paragraph-rsid="001949a4"/>
    </style:style>
    <style:style style:name="P9" style:family="paragraph" style:parent-style-name="Text_20_body">
      <style:text-properties fo:color="#000000" officeooo:rsid="001949a4" officeooo:paragraph-rsid="001e8a26"/>
    </style:style>
    <style:style style:name="P10" style:family="paragraph" style:parent-style-name="Text_20_body">
      <style:text-properties officeooo:paragraph-rsid="001949a4"/>
    </style:style>
    <style:style style:name="P11" style:family="paragraph" style:parent-style-name="Text_20_body">
      <style:paragraph-properties fo:margin-top="0cm" fo:margin-bottom="0.499cm" loext:contextual-spacing="false"/>
      <style:text-properties fo:color="#ce181e" officeooo:paragraph-rsid="001b2346"/>
    </style:style>
    <style:style style:name="P12" style:family="paragraph" style:parent-style-name="Text_20_body">
      <style:paragraph-properties fo:margin-top="0cm" fo:margin-bottom="0.499cm" loext:contextual-spacing="false"/>
      <style:text-properties fo:color="#ce181e" officeooo:rsid="001949a4" officeooo:paragraph-rsid="001b2346"/>
    </style:style>
    <style:style style:name="P13" style:family="paragraph" style:parent-style-name="Text_20_body">
      <style:paragraph-properties fo:margin-top="0cm" fo:margin-bottom="0.499cm" loext:contextual-spacing="false"/>
      <style:text-properties fo:color="#000000" officeooo:paragraph-rsid="001b2346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ce181e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ce181e" officeooo:paragraph-rsid="001b2346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officeooo:rsid="001949a4" officeooo:paragraph-rsid="001b2346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officeooo:paragraph-rsid="001b2346"/>
    </style:style>
    <style:style style:name="P19" style:family="paragraph" style:parent-style-name="Preformatted_20_Text">
      <style:text-properties officeooo:rsid="001949a4" officeooo:paragraph-rsid="001949a4"/>
    </style:style>
    <style:style style:name="P20" style:family="paragraph" style:parent-style-name="Preformatted_20_Text">
      <style:text-properties officeooo:rsid="001949a4" officeooo:paragraph-rsid="001b2346"/>
    </style:style>
    <style:style style:name="P21" style:family="paragraph" style:parent-style-name="Preformatted_20_Text">
      <style:text-properties fo:color="#000000" officeooo:rsid="001949a4" officeooo:paragraph-rsid="001949a4"/>
    </style:style>
    <style:style style:name="P22" style:family="paragraph" style:parent-style-name="Preformatted_20_Text">
      <style:text-properties fo:color="#000000" officeooo:rsid="001949a4" officeooo:paragraph-rsid="001b2346"/>
    </style:style>
    <style:style style:name="P23" style:family="paragraph" style:parent-style-name="Preformatted_20_Text">
      <style:text-properties fo:color="#000000" officeooo:rsid="001949a4" officeooo:paragraph-rsid="001fc6fa"/>
    </style:style>
    <style:style style:name="P24" style:family="paragraph" style:parent-style-name="Preformatted_20_Text">
      <style:text-properties officeooo:paragraph-rsid="001949a4"/>
    </style:style>
    <style:style style:name="P25" style:family="paragraph" style:parent-style-name="Preformatted_20_Text">
      <style:text-properties officeooo:paragraph-rsid="001fc6fa"/>
    </style:style>
    <style:style style:name="P26" style:family="paragraph" style:parent-style-name="Heading_20_1">
      <style:text-properties fo:color="#000000" officeooo:rsid="001949a4" officeooo:paragraph-rsid="001949a4"/>
    </style:style>
    <style:style style:name="P27" style:family="paragraph" style:parent-style-name="Heading_20_1">
      <style:text-properties fo:color="#000000" officeooo:rsid="001949a4" officeooo:paragraph-rsid="001e8a26"/>
    </style:style>
    <style:style style:name="P28" style:family="paragraph" style:parent-style-name="Standard">
      <style:text-properties officeooo:rsid="001949a4" officeooo:paragraph-rsid="001949a4"/>
    </style:style>
    <style:style style:name="P29" style:family="paragraph" style:parent-style-name="Standard">
      <style:text-properties fo:font-size="36pt" officeooo:rsid="00258019" officeooo:paragraph-rsid="00258019" style:font-size-asian="36pt" style:font-size-complex="36pt"/>
    </style:style>
    <style:style style:name="P30" style:family="paragraph" style:parent-style-name="Standard">
      <style:text-properties fo:color="#000000" fo:font-size="36pt" officeooo:rsid="00258019" officeooo:paragraph-rsid="00258019" style:font-size-asian="36pt" style:font-size-complex="36pt"/>
    </style:style>
    <style:style style:name="P31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ans" fo:font-size="12pt" fo:font-weight="normal" officeooo:paragraph-rsid="00258019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fo:color="#000000" fo:font-size="36pt" officeooo:rsid="00258019" officeooo:paragraph-rsid="00258019" style:font-size-asian="36pt" style:font-size-complex="36pt"/>
    </style:style>
    <style:style style:name="P34" style:family="paragraph" style:parent-style-name="Preformatted_20_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bold" officeooo:rsid="00259e27" officeooo:paragraph-rsid="00259e27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Liberation Sans" fo:font-size="12pt" fo:font-weight="normal" officeooo:rsid="00259e27" officeooo:paragraph-rsid="00259e27" style:font-size-asian="12pt" style:font-weight-asian="normal" style:font-size-complex="12pt" style:font-weight-complex="normal"/>
    </style:style>
    <style:style style:name="P38" style:family="paragraph" style:parent-style-name="Heading_20_1">
      <style:text-properties fo:color="#000000" fo:font-size="36pt" officeooo:rsid="00258019" officeooo:paragraph-rsid="00258019" style:font-size-asian="36pt" style:font-size-complex="36pt"/>
    </style:style>
    <style:style style:name="P39" style:family="paragraph" style:parent-style-name="Heading_20_2">
      <style:text-properties fo:color="#000000" fo:font-size="36pt" officeooo:rsid="00258019" officeooo:paragraph-rsid="00258019" style:font-size-asian="36pt" style:font-size-complex="36pt"/>
    </style:style>
    <style:style style:name="P40" style:family="paragraph" style:parent-style-name="Heading_20_2">
      <style:paragraph-properties fo:margin-top="0cm" fo:margin-bottom="0.499cm" loext:contextual-spacing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949a4"/>
    </style:style>
    <style:style style:name="T2" style:family="text">
      <style:text-properties fo:color="#000000"/>
    </style:style>
    <style:style style:name="T3" style:family="text">
      <style:text-properties fo:color="#000000" officeooo:rsid="001949a4"/>
    </style:style>
    <style:style style:name="T4" style:family="text">
      <style:text-properties officeooo:rsid="001b2346"/>
    </style:style>
    <style:style style:name="T5" style:family="text">
      <style:text-properties fo:color="#ce181e" officeooo:rsid="001949a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8a26"/>
    </style:style>
    <style:style style:name="T8" style:family="text">
      <style:text-properties fo:font-size="36pt" officeooo:rsid="00258019" style:font-size-asian="36pt" style:font-size-complex="36pt"/>
    </style:style>
    <style:style style:name="T9" style:family="text">
      <style:text-properties fo:font-size="10pt" style:font-size-asian="8.75pt" style:font-size-complex="10pt"/>
    </style:style>
    <style:style style:name="T10" style:family="text">
      <style:text-properties fo:font-size="10pt" fo:font-weight="bold" style:font-size-asian="8.75pt" style:font-weight-asian="bold" style:font-size-complex="10pt" style:font-weight-complex="bold"/>
    </style:style>
    <style:style style:name="T11" style:family="text">
      <style:text-properties fo:font-size="10pt" fo:font-weight="normal" style:font-size-asian="8.75pt" style:font-weight-asian="normal" style:font-size-complex="10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259e27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259e27" style:font-size-asian="12pt" style:font-size-complex="12pt"/>
    </style:style>
    <style:style style:name="T2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bold" officeooo:rsid="00259e27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Firecracker </text:p>
      <text:p text:style-name="P1"/>
      <text:p text:style-name="P1">Installation von Firecracker und Network Konfiguration </text:p>
      <text:p text:style-name="P1"/>
      <text:p text:style-name="P29">1 Möglichkeit: </text:p>
      <text:p text:style-name="P1"/>
      <text:p text:style-name="P1">Installation:</text:p>
      <text:p text:style-name="P1"/>
      <text:p text:style-name="P2"><text:span text:style-name="Source_20_Text"><text:span text:style-name="T1">Get firectl binary:</text:span></text:span></text:p>
      <text:p text:style-name="P2"><text:span text:style-name="Source_20_Text">curl -Lo firectl https://firectl-release.s3.amazonaws.com/firectl-v0.1.0</text:span></text:p>
      <text:p text:style-name="Preformatted_20_Text"><text:span text:style-name="Source_20_Text">curl -Lo firectl.sha256 https://firectl-release.s3.amazonaws.com/firectl-v0.1.0.sha256</text:span></text:p>
      <text:p text:style-name="Preformatted_20_Text"><text:span text:style-name="Source_20_Text">sha256sum -c firectl.sha256</text:span></text:p>
      <text:p text:style-name="P14"><text:span text:style-name="Source_20_Text">chmod +x firectl</text:span></text:p>
      <text:p text:style-name="P1"/>
      <text:p text:style-name="P1">Get Firecracker binary:</text:p>
      <text:p text:style-name="P19"><text:span text:style-name="Source_20_Text">curl -Lo firecracker https://github.com/firecracker-microvm/firecracker/releases/download/v0.16.0/firecracker-v0.16.0</text:span></text:p>
      <text:p text:style-name="Preformatted_20_Text"><text:span text:style-name="Source_20_Text">chmod +x firecracker</text:span></text:p>
      <text:p text:style-name="P14"><text:span text:style-name="Source_20_Text">sudo mv firecracker /usr/local/bin/firecracker</text:span></text:p>
      <text:p text:style-name="P1"/>
      <text:p text:style-name="P1">Give read/write access to KVM:</text:p>
      <text:p text:style-name="P19"><text:span text:style-name="Source_20_Text">sudo setfacl -m u:${USER}:rw /dev/kvm</text:span></text:p>
      <text:p text:style-name="P1">Download kernel and root filesystem:</text:p>
      <text:p text:style-name="P1"/>
      <text:p text:style-name="P19"><text:span text:style-name="Source_20_Text">curl -fsSL -o hello-vmlinux.bin </text:span><text:a xlink:type="simple" xlink:href="https://s3.amazonaws.com/spec.ccfc.min/img/hello/kernel/hello-vmlinux.bin" text:style-name="Internet_20_link" text:visited-style-name="Visited_20_Internet_20_Link"><text:span text:style-name="Source_20_Text">https://s3.amazonaws.com/spec.ccfc.min/img/hello/kernel/hello-vmlinux.bin</text:span></text:a></text:p>
      <text:p text:style-name="P19"><text:span text:style-name="Source_20_Text"/></text:p>
      <text:p text:style-name="P14"><text:span text:style-name="Source_20_Text">curl -fsSL -o hello-rootfs.ext4 https://s3.amazonaws.com/spec.ccfc.min/img/hello/fsfiles/hello-rootfs.ext4</text:span></text:p>
      <text:p text:style-name="P1">Create microVM (start):</text:p>
      <text:p text:style-name="P19"><text:span text:style-name="Source_20_Text">./firectl \</text:span></text:p>
      <text:p text:style-name="Preformatted_20_Text"><text:span text:style-name="Source_20_Text"><text:s text:c="2"/>--kernel=hello-vmlinux.bin \</text:span></text:p>
      <text:p text:style-name="P14"><text:span text:style-name="Source_20_Text"><text:s text:c="2"/>--root-drive=hello-rootfs.ext4</text:span></text:p>
      <text:p text:style-name="P1">Network Konfiguration:</text:p>
      <text:p text:style-name="P6"><text:bookmark text:name="6781"/><text:span text:style-name="Strong_20_Emphasis">Create microVM</text:span></text:p>
      <text:p text:style-name="P20"><text:bookmark text:name="a201"/><text:span text:style-name="T2">sudo </text:span>./firectl \</text:p>
      <text:p text:style-name="Preformatted_20_Text">--kernel=/tmp/hello-vmlinux.bin \</text:p>
      <text:p text:style-name="Preformatted_20_Text">--root-drive=/tmp/hello-rootfs.ext4 \</text:p>
      <text:p text:style-name="P15">--kernel-opts="console=ttyS0 noapic reboot=k panic=1 pci=off nomodules rw"</text:p>
      <text:p text:style-name="P15"/>
      <text:h text:style-name="P26" text:outline-level="1"><text:bookmark text:name="aba3"/>Add external drive</text:h>
      <text:p text:style-name="P7"><text:bookmark text:name="37b4"/><text:span text:style-name="Strong_20_Emphasis"><text:span text:style-name="T2">Create a separate qcow2 image</text:span></text:span></text:p>
      <text:p text:style-name="P25"><text:bookmark text:name="18f3"/><text:soft-page-break/>qemu-img create -f qcow2 file.qcow2 100M </text:p>
      <text:p text:style-name="P25"><text:bookmark text:name="a9ad"/>sudo mkfs.ext4 file.qcow2</text:p>
      <text:p text:style-name="P25"><text:s/></text:p>
      <text:p text:style-name="P23"/>
      <text:p text:style-name="P3"/>
      <text:p text:style-name="P3"/>
      <text:p text:style-name="P3"/>
      <text:p text:style-name="P3"/>
      <text:p text:style-name="P8"><text:bookmark text:name="80cc"/><text:span text:style-name="Strong_20_Emphasis">Add drive to the MicroVM when starting (</text:span> — add-drive)</text:p>
      <text:p text:style-name="P22">sudo ./firectl \</text:p>
      <text:p text:style-name="Preformatted_20_Text">--kernel=/tmp/hello-vmlinux.bin \</text:p>
      <text:p text:style-name="Preformatted_20_Text">--root-drive=/tmp/hello-rootfs.ext4 \</text:p>
      <text:p text:style-name="Preformatted_20_Text">--kernel-opts="console=ttyS0 noapic reboot=k panic=1 pci=off nomodules rw" \</text:p>
      <text:p text:style-name="P15">--add-drive=file.qcow2:rw</text:p>
      <text:p text:style-name="P8"><text:bookmark text:name="d39e"/><text:span text:style-name="Strong_20_Emphasis">Validate inside guest vm</text:span></text:p>
      <text:p text:style-name="P21"><text:bookmark text:name="d128"/>fdisk -l</text:p>
      <text:p text:style-name="P24"><text:span text:style-name="Strong_20_Emphasis"><text:span text:style-name="T3"/></text:span></text:p>
      <text:p text:style-name="P24"><text:span text:style-name="Strong_20_Emphasis">Mount the 2nd drive</text:span></text:p>
      <text:p text:style-name="P21"><text:bookmark text:name="9c66"/>mount /dev/vdb /mnt</text:p>
      <text:p text:style-name="P3"/>
      <text:h text:style-name="P26" text:outline-level="1"><text:bookmark text:name="657c"/>Setup network interface</text:h>
      <text:p text:style-name="P10"><text:bookmark text:name="b602"/><text:span text:style-name="Strong_20_Emphasis"><text:span text:style-name="T3">Create a tap interface</text:span></text:span></text:p>
      <text:p text:style-name="P3">sudo ip tuntap add tap0 mode tap</text:p>
      <text:p text:style-name="P3">sudo ip addr add 172.20.0.1/24 dev tap0</text:p>
      <text:p text:style-name="P3">sudo ip link set tap0 up</text:p>
      <text:p text:style-name="P3"/>
      <text:p text:style-name="P4"><text:span text:style-name="Strong_20_Emphasis">Set your main interface device</text:span>. If you have different name check it with <text:span text:style-name="Strong_20_Emphasis">ifconfig</text:span> command</text:p>
      <text:p text:style-name="P22"><text:bookmark text:name="87e0"/>DEVICE_NAME=enp0s3</text:p>
      <text:p text:style-name="P8"><text:span text:style-name="Strong_20_Emphasis"/></text:p>
      <text:p text:style-name="P8"><text:bookmark text:name="5c54"/><text:span text:style-name="Strong_20_Emphasis">Provide iptables rules to enable packet forwarding</text:span></text:p>
      <text:p text:style-name="P3">sudo sh -c "echo 1 &gt; /proc/sys/net/ipv4/ip_forward"</text:p>
      <text:p text:style-name="P3">sudo iptables -t nat -A POSTROUTING -o enp0s3 -j MASQUERADE</text:p>
      <text:p text:style-name="P3">sudo iptables -A FORWARD -m conntrack --ctstate RELATED,ESTABLISHED -j ACCEPT</text:p>
      <text:p text:style-name="P3">sudo iptables -A FORWARD -i tap0 -o enp0s3 -j ACCEPT</text:p>
      <text:p text:style-name="P3">sudo ip addr add 172.20.0.1/24 dev tap0</text:p>
      <text:p text:style-name="P8"><text:span text:style-name="Strong_20_Emphasis"/></text:p>
      <text:p text:style-name="P8"><text:bookmark text:name="59fa"/><text:span text:style-name="Strong_20_Emphasis">Get mac of the tap device</text:span></text:p>
      <text:p text:style-name="P3">6e:cb:ec:da:c4:0f <text:span text:style-name="T4">(from tab0)</text:span></text:p>
      <text:p text:style-name="P3"/>
      <text:p text:style-name="P3"/>
      <text:p text:style-name="P8"><text:bookmark text:name="4ea6"/><text:span text:style-name="Strong_20_Emphasis">Provide interface to the MicroVM when starting (</text:span> — tap-device)</text:p>
      <text:p text:style-name="P17"><text:bookmark text:name="de7b"/>sudo ./firectl \ <text:s/></text:p>
      <text:p text:style-name="Preformatted_20_Text">--kernel=/tmp/hello-vmlinux.bin \ <text:s/></text:p>
      <text:p text:style-name="Preformatted_20_Text">--root-drive=/tmp/hello-rootfs.ext4 \ <text:s/></text:p>
      <text:p text:style-name="Preformatted_20_Text">--kernel-opts="console=ttyS0 noapic reboot=k panic=1 pci=off nomodules rw" \</text:p>
      <text:p text:style-name="Preformatted_20_Text">--add-drive=file.qcow2:rw \ </text:p>
      <text:p text:style-name="P16"><text:soft-page-break/>--tap-device=tap0/<text:span text:style-name="T1">6e:cb:ec:da:c4:0f </text:span></text:p>
      <text:p text:style-name="P16"/>
      <text:p text:style-name="P16"/>
      <text:p text:style-name="P16"/>
      <text:p text:style-name="P11"><text:bookmark text:name="30e5"/><text:span text:style-name="Strong_20_Emphasis"><text:span text:style-name="T2">Validate inside the vm</text:span></text:span></text:p>
      <text:p text:style-name="P18"><text:bookmark text:name="8ee0"/>ifconfig -a<text:bookmark text:name="610f"/>eth0 <text:s text:c="5"/>Link encap:Ethernet <text:s/>HWaddr <text:span text:style-name="T5">6e:cb:ec:da:c4:0f </text:span></text:p>
      <text:p text:style-name="Preformatted_20_Text"><text:s text:c="10"/>BROADCAST MULTICAST <text:s/>MTU:1500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reformatted_20_Text"><text:s text:c="10"/>RX bytes:0 (0.0 B) <text:s/>TX bytes:0 (0.0 B)<text:bookmark text:name="fd96"/>lo <text:s text:c="7"/>Link encap:Local Loopback</text:p>
      <text:p text:style-name="Preformatted_20_Text"><text:s text:c="10"/>LOOPBACK <text:s/>MTU:65536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14"><text:s text:c="10"/>RX bytes:0 (0.0 B) <text:s/>TX bytes:0 (0.0 B)</text:p>
      <text:p text:style-name="P13"><text:bookmark text:name="19b4"/><text:span text:style-name="Strong_20_Emphasis">Setup inside guest vm</text:span></text:p>
      <text:p text:style-name="P18"><text:bookmark text:name="1160"/>ifconfig eth0 up &amp;&amp; ip addr add dev eth0 172.20.0.2/24</text:p>
      <text:p text:style-name="P14">ip route add default via 172.20.0.1 &amp;&amp; echo "nameserver 8.8.8.8" &gt; /etc/resolv.conf</text:p>
      <text:p text:style-name="P18"/>
      <text:p text:style-name="P12"><text:bookmark text:name="12e6"/><text:span text:style-name="Strong_20_Emphasis"><text:span text:style-name="T2">Ping google.com from inside</text:span></text:span></text:p>
      <text:p text:style-name="P17"><text:bookmark text:name="9b49"/>ping google.com</text:p>
      <text:p text:style-name="P17"/>
      <text:p text:style-name="P3"/>
      <text:p text:style-name="P3"><text:span text:style-name="Strong_20_Emphasis">Ping from outside</text:span></text:p>
      <text:p text:style-name="P3"><text:span text:style-name="Strong_20_Emphasis"/></text:p>
      <text:p text:style-name="P21"><text:bookmark text:name="fb76"/><text:span text:style-name="Strong_20_Emphasis"><text:span text:style-name="T6">ping 172.20.0.2</text:span></text:span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/></text:p>
      <text:p text:style-name="P21"><text:span text:style-name="Strong_20_Emphasis"><text:span text:style-name="T3">Quelle: </text:span></text:span></text:p>
      <text:p text:style-name="P5"><text:a xlink:type="simple" xlink:href="https://medium.com/@s8sg/quick-start-with-firecracker-and-firectl-in-ubuntu-f58aeedae04b" text:style-name="Internet_20_link" text:visited-style-name="Visited_20_Internet_20_Link"><text:span text:style-name="Strong_20_Emphasis">https://medium.com/@s8sg/quick-start-with-firecracker-and-firectl-in-ubuntu-f58aeedae04b</text:span></text:a><text:span text:style-name="Strong_20_Emphasis"><text:line-break/></text:span></text:p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>2 Möglichkeit: </text:span></text:p>
      <text:h text:style-name="P39" text:outline-level="2"><text:span text:style-name="Strong_20_Emphasis"><text:span text:style-name="T21">Installing and Verifying Firecracker VMM</text:span></text:span></text:h>
      <text:p text:style-name="P33"><text:span text:style-name="Strong_20_Emphasis"><text:span text:style-name="T17">sudo setfacl -m u:${USER}:rw /dev/kvm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>curl -LOJ </text:span></text:span><text:a xlink:type="simple" xlink:href="https://github.com/firecracker-microvm/firecracker/releases/download/v0.11.0/firecracker-v0.11.0" text:style-name="Internet_20_link" text:visited-style-name="Visited_20_Internet_20_Link"><text:span text:style-name="Strong_20_Emphasis"><text:span text:style-name="T17">https://github.com/firecracker-microvm/firecracker/releases/download/v0.11.0/firecracker-v0.11.0</text:span></text:span></text:a></text:p>
      <text:p text:style-name="P33"><text:span text:style-name="Strong_20_Emphasis"><text:span text:style-name="T17"/></text:span></text:p>
      <text:p text:style-name="P33"><text:span text:style-name="Strong_20_Emphasis"><text:span text:style-name="T17">mv firecracker-v0.11.0 firecracker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>chmod +x ./firecracker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>sudo mv ./firecracker /usr/local/bin/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>firecracker –version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22">A</text:span></text:span><text:span text:style-name="Strong_20_Emphasis"><text:span text:style-name="T21">ls script:</text:span></text:span></text:p>
      <text:p text:style-name="P33"><text:span text:style-name="Strong_20_Emphasis"><text:span text:style-name="T17">rm -f /tmp/firecracker.socket</text:span></text:span></text:p>
      <text:p text:style-name="P33"><text:span text:style-name="Strong_20_Emphasis"><text:span text:style-name="T17">firecracker --api-sock /tmp/firecracker.socket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17">curl -fsSL -o hello-vmlinux.bin </text:span></text:span><text:a xlink:type="simple" xlink:href="https://s3.amazonaws.com/spec.ccfc.min/img/hello/kernel/hello-vmlinux.bin" text:style-name="Internet_20_link" text:visited-style-name="Visited_20_Internet_20_Link"><text:span text:style-name="Strong_20_Emphasis"><text:span text:style-name="T17">https://s3.amazonaws.com/spec.ccfc.min/img/hello/kernel/hello-vmlinux.bin</text:span></text:span></text:a></text:p>
      <text:p text:style-name="P33"><text:span text:style-name="Strong_20_Emphasis"><text:span text:style-name="T17"/></text:span></text:p>
      <text:p text:style-name="P33"><text:span text:style-name="Strong_20_Emphasis"><text:span text:style-name="T17">curl -fsSL -o hello-rootfs.ext4 https://s3.amazonaws.com/spec.ccfc.min/img/hello/fsfiles/hello-rootfs.ext4</text:span></text:span></text:p>
      <text:p text:style-name="P30"><text:span text:style-name="Strong_20_Emphasis"><text:span text:style-name="T17"/></text:span></text:p>
      <text:p text:style-name="P30"><text:span text:style-name="Strong_20_Emphasis"><text:span text:style-name="T22">A</text:span></text:span><text:span text:style-name="Strong_20_Emphasis"><text:span text:style-name="T21">ls Sript: </text:span></text:span></text:p>
      <text:p text:style-name="P30"><text:span text:style-name="Strong_20_Emphasis"><text:span text:style-name="T17"/></text:span></text:p>
      <text:p text:style-name="P32">curl --unix-socket /tmp/firecracker.socket -i \</text:p>
      <text:p text:style-name="P32">-X PUT 'http://localhost/boot-source' \</text:p>
      <text:p text:style-name="P32">-H 'Accept: application/json' \</text:p>
      <text:p text:style-name="P32">-H 'Content-Type: application/json' \</text:p>
      <text:p text:style-name="P32">-d '{</text:p>
      <text:p text:style-name="P32">"kernel_image_path": "./hello-vmlinux.bin",</text:p>
      <text:p text:style-name="P32">"boot_args": "console=ttyS0 reboot=k panic=1 pci=off"</text:p>
      <text:p text:style-name="P32">}'</text:p>
      <text:p text:style-name="P32"/>
      <text:p text:style-name="P32">curl --unix-socket /tmp/firecracker.socket -i \</text:p>
      <text:p text:style-name="P32">-X PUT 'http://localhost/drives/rootfs' \</text:p>
      <text:p text:style-name="P32">-H 'Accept: application/json' \</text:p>
      <text:p text:style-name="P32">-H 'Content-Type: application/json' \</text:p>
      <text:p text:style-name="P32">-d '{</text:p>
      <text:p text:style-name="P32">"drive_id": "rootfs",</text:p>
      <text:p text:style-name="P32">"path_on_host": "./hello-rootfs.ext4",</text:p>
      <text:p text:style-name="P32">"is_root_device": true,</text:p>
      <text:p text:style-name="P32">"is_read_only": false</text:p>
      <text:p text:style-name="P32">}'</text:p>
      <text:p text:style-name="P32">curl --unix-socket /tmp/firecracker.socket -i \</text:p>
      <text:p text:style-name="P32">-X PUT 'http://localhost/machine-config' \</text:p>
      <text:p text:style-name="P32">-H 'Accept: application/json' \</text:p>
      <text:p text:style-name="P32"><text:soft-page-break/>-H 'Content-Type: application/json' \</text:p>
      <text:p text:style-name="P32">-d '{</text:p>
      <text:p text:style-name="P32">"vcpu_count": 1,</text:p>
      <text:p text:style-name="P32">"mem_size_mib": 512</text:p>
      <text:p text:style-name="P32">}'</text:p>
      <text:p text:style-name="P30"><text:span text:style-name="Strong_20_Emphasis"><text:span text:style-name="T17"/></text:span></text:p>
      <text:p text:style-name="P32">curl --unix-socket /tmp/firecracker.socket -i \</text:p>
      <text:p text:style-name="P32">-X PUT 'http://localhost/actions' \</text:p>
      <text:p text:style-name="P32">-H 'Accept: application/json' \</text:p>
      <text:p text:style-name="P32">-H 'Content-Type: application/json' \</text:p>
      <text:p text:style-name="P32">-d '{</text:p>
      <text:p text:style-name="P32">"action_type": "InstanceStart"</text:p>
      <text:p text:style-name="P32">}'</text:p>
      <text:p text:style-name="P30"><text:span text:style-name="Strong_20_Emphasis"><text:span text:style-name="T17"/></text:span></text:p>
      <text:h text:style-name="P38" text:outline-level="1"><text:span text:style-name="Strong_20_Emphasis"><text:span text:style-name="T21">Getting Started Firecracker Network Setup</text:span></text:span></text:h>
      <text:p text:style-name="P30"><text:span text:style-name="Strong_20_Emphasis"><text:span text:style-name="T17"/></text:span></text:p>
      <text:p text:style-name="P33"><text:span text:style-name="Strong_20_Emphasis"><text:span text:style-name="T17">sudo ip tuntap add tap0 mode tap</text:span></text:span></text:p>
      <text:p text:style-name="P33"><text:span text:style-name="Strong_20_Emphasis"><text:span text:style-name="T17"/></text:span></text:p>
      <text:p text:style-name="P33"><text:span text:style-name="Strong_20_Emphasis"><text:span text:style-name="T21">Als script:</text:span></text:span></text:p>
      <text:p text:style-name="P30"><text:span text:style-name="Strong_20_Emphasis"><text:span text:style-name="T17">DEVICE_NAME=enp0s3</text:span></text:span></text:p>
      <text:p text:style-name="P30"><text:span text:style-name="Strong_20_Emphasis"><text:span text:style-name="T17"/></text:span></text:p>
      <text:p text:style-name="P30"><text:span text:style-name="Strong_20_Emphasis"><text:span text:style-name="T17">sudo sh -c "echo 1 &gt; /proc/sys/net/ipv4/ip_forward"</text:span></text:span></text:p>
      <text:p text:style-name="P30"><text:span text:style-name="Strong_20_Emphasis"><text:span text:style-name="T17">sudo iptables -t nat -A POSTROUTING -o enp0s3 -j MASQUERADE</text:span></text:span></text:p>
      <text:p text:style-name="P30"><text:span text:style-name="Strong_20_Emphasis"><text:span text:style-name="T17">sudo iptables -A FORWARD -m conntrack --ctstate RELATED,ESTABLISHED -j ACCEPT</text:span></text:span></text:p>
      <text:p text:style-name="P30"><text:span text:style-name="Strong_20_Emphasis"><text:span text:style-name="T17">sudo iptables -A FORWARD -i tap0 -o enp0s3 -j ACCEPT</text:span></text:span></text:p>
      <text:p text:style-name="P30"><text:span text:style-name="Strong_20_Emphasis"><text:span text:style-name="T17">sudo ip addr add 172.20.0.1/24 dev tap0</text:span></text:span></text:p>
      <text:p text:style-name="P30"><text:span text:style-name="Strong_20_Emphasis"><text:span text:style-name="T17"/></text:span></text:p>
      <text:p text:style-name="P30"><text:span text:style-name="Strong_20_Emphasis"><text:span text:style-name="T21"/></text:span></text:p>
      <text:p text:style-name="P30"><text:span text:style-name="Strong_20_Emphasis"><text:span text:style-name="T22">Al</text:span></text:span><text:span text:style-name="Strong_20_Emphasis"><text:span text:style-name="T21">s script:</text:span></text:span></text:p>
      <text:p text:style-name="P33"><text:span text:style-name="Strong_20_Emphasis"><text:span text:style-name="T17">curl --unix-socket /tmp/firecracker.socket -i \</text:span></text:span></text:p>
      <text:p text:style-name="P34"><text:s text:c="2"/>-X PUT 'http://localhost/network-interfaces/eth0' \</text:p>
      <text:p text:style-name="P34"><text:s text:c="2"/>-H 'Accept: application/json' \</text:p>
      <text:p text:style-name="P34"><text:s text:c="2"/>-H 'Content-Type: application/json' \</text:p>
      <text:p text:style-name="P34"><text:s text:c="2"/>-d '{</text:p>
      <text:p text:style-name="P34"><text:s text:c="6"/>"iface_id": "eth0",</text:p>
      <text:p text:style-name="P34"><text:s text:c="6"/>"guest_mac": "AA:FC:00:00:00:01",</text:p>
      <text:p text:style-name="P34"><text:s text:c="6"/>"host_dev_name": "tap0"</text:p>
      <text:p text:style-name="P36"><text:s text:c="4"/>}'<text:line-break/></text:p>
      <text:h text:style-name="P40" text:outline-level="2">In The Guest</text:h>
      <text:p text:style-name="P35">Als script: </text:p>
      <text:p text:style-name="P37">ifconfig eth0 up &amp;&amp; ip addr add dev eth0 172.20.0.2/24</text:p>
      <text:p text:style-name="P37">ip route add default via 172.20.0.1 &amp;&amp; echo "nameserver 8.8.8.8" &gt; /etc/resolv.conf</text:p>
      <text:p text:style-name="P37">ping google.de</text:p>
      <text:p text:style-name="P30"><text:span text:style-name="Strong_20_Emphasis"><text:span text:style-name="T11"/></text:span></text:p>
      <text:h text:style-name="P27" text:outline-level="1"><text:soft-page-break/><text:span text:style-name="Strong_20_Emphasis"><text:span text:style-name="T7">Webserver installieren</text:span></text:span></text:h>
      <text:p text:style-name="P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47:48.172790324</meta:creation-date>
    <dc:date>2020-05-23T18:26:03.774759448</dc:date>
    <meta:editing-duration>PT2H32M3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158" meta:word-count="669" meta:character-count="5840" meta:non-whitespace-character-count="5175"/>
  </office:meta>
</office:document-meta>
</file>